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1.097cm" fo:min-width="2.977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/>
    </style:style>
    <style:style style:name="gr7" style:family="graphic" style:parent-style-name="Green_5f_line">
      <style:graphic-properties draw:stroke="none"/>
      <style:paragraph-properties style:writing-mode="lr-tb"/>
    </style:style>
    <style:style style:name="gr8" style:family="graphic" style:parent-style-name="objectwithoutfill">
      <style:graphic-properties svg:stroke-color="#158466" draw:marker-end="Arrowheads_20_23" draw:marker-end-width="0.3cm" draw:fill="none" draw:textarea-vertical-align="middle"/>
    </style:style>
    <style:style style:name="gr9" style:family="graphic" style:parent-style-name="objectwithoutfill">
      <style:graphic-properties svg:stroke-color="#158466" draw:fill="none" draw:textarea-vertical-align="middle"/>
    </style:style>
    <style:style style:name="gr10" style:family="graphic" style:parent-style-name="objectwithoutfill">
      <style:graphic-properties svg:stroke-color="#158466" draw:marker-end="Arrowheads_20_24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25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26" draw:marker-end-width="0.3cm" draw:fill="none" draw:textarea-vertical-align="middle"/>
    </style:style>
    <style:style style:name="gr13" style:family="graphic" style:parent-style-name="objectwithoutfill">
      <style:graphic-properties svg:stroke-color="#158466" draw:marker-end="Arrowheads_20_28" draw:marker-end-width="0.3cm" draw:fill="none" draw:textarea-vertical-align="middle"/>
    </style:style>
    <style:style style:name="gr14" style:family="graphic" style:parent-style-name="objectwithoutfill">
      <style:graphic-properties svg:stroke-color="#158466" draw:marker-end="Arrowheads_20_29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8%" fo:text-align="center" fo:text-indent="0cm" style:text-autospace="none"/>
      <style:text-properties style:font-name="Calibri1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3" style:family="paragraph">
      <style:paragraph-properties fo:margin-left="0cm" fo:margin-right="0cm" fo:margin-top="0cm" fo:margin-bottom="0cm" fo:line-height="108%" fo:text-align="center" fo:text-indent="0cm" style:text-autospace="none" style:writing-mode="lr-tb"/>
      <style:text-properties style:font-name="Calibri1" fo:font-size="11pt"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048cm" svg:height="1.27cm" svg:x="3.498cm" svg:y="6.486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3" draw:id="id3" draw:layer="layout" svg:width="3.048cm" svg:height="1.27cm" svg:x="3.489cm" svg:y="23.542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5" draw:id="id5" draw:layer="layout" svg:width="3.422cm" svg:height="1.346cm" svg:x="3.311cm" svg:y="8.391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" draw:id="id1" draw:layer="layout" svg:width="4.216cm" svg:height="1.865cm" svg:x="2.905cm" svg:y="10.525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4.216cm" svg:height="1.865cm" svg:x="6.68cm" svg:y="12.747cm">
          <text:p>[%2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" draw:id="id7" draw:layer="layout" svg:width="4.216cm" svg:height="0.711cm" svg:x="13.929cm" svg:y="17.51cm">
          <text:p><text:span text:style-name="T1">find "%2" %1 | sort &gt; %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4.216cm" svg:height="1.865cm" svg:x="10.207cm" svg:y="14.653cm">
          <text:p>[%3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8" draw:id="id8" draw:layer="layout" svg:width="5.715cm" svg:height="1.346cm" svg:x="6.08cm" svg:y="17.51cm">
          <text:p text:style-name="P2"><text:span text:style-name="T2">Вывод:</text:span></text:p>
          <text:p text:style-name="P2"><text:span text:style-name="T2">find "%2" %1 | sort &gt; c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layer="layout" svg:x1="7.121cm" svg:y1="11.458cm" svg:x2="8.788cm" svg:y2="12.747cm" draw:start-shape="id1" draw:start-glue-point="7" draw:end-shape="id2" draw:end-glue-point="4" svg:d="M7121 11458h1667v1289" svg:viewBox="0 0 1668 1290">
          <text:p/>
        </draw:connector>
        <draw:connector draw:style-name="gr6" draw:layer="layout" draw:type="line" svg:x1="5.013cm" svg:y1="12.39cm" svg:x2="5.013cm" svg:y2="23.542cm" draw:start-shape="id1" draw:start-glue-point="6" draw:end-shape="id3" draw:end-glue-point="4" svg:d="M5013 12390v11152" svg:viewBox="0 0 1 11153">
          <text:p/>
        </draw:connector>
        <draw:frame draw:style-name="gr7" draw:layer="layout" svg:width="1.27cm" svg:height="0.317cm" svg:x="7.032cm" svg:y="10.843cm">
          <draw:text-box>
            <text:p>нет</text:p>
          </draw:text-box>
        </draw:frame>
        <draw:frame draw:style-name="gr7" draw:layer="layout" svg:width="0.953cm" svg:height="0.317cm" svg:x="4.175cm" svg:y="12.43cm">
          <draw:text-box>
            <text:p>да</text:p>
          </draw:text-box>
        </draw:frame>
        <draw:frame draw:style-name="gr7" draw:layer="layout" svg:width="1.269cm" svg:height="0.317cm" svg:x="10.843cm" svg:y="13.065cm">
          <draw:text-box>
            <text:p>нет</text:p>
          </draw:text-box>
        </draw:frame>
        <draw:frame draw:style-name="gr7" draw:layer="layout" svg:width="0.953cm" svg:height="0.317cm" svg:x="5.762cm" svg:y="13.065cm">
          <draw:text-box draw:corner-radius="1.86cm">
            <text:p>да</text:p>
          </draw:text-box>
        </draw:frame>
        <draw:frame draw:style-name="gr7" draw:layer="layout" svg:width="1.269cm" svg:height="0.317cm" svg:x="8.938cm" svg:y="14.97cm">
          <draw:text-box>
            <text:p>да</text:p>
          </draw:text-box>
        </draw:frame>
        <draw:connector draw:style-name="gr8" draw:text-style-name="P4" draw:layer="layout" draw:type="line" svg:x1="6.68cm" svg:y1="13.68cm" svg:x2="4.96cm" svg:y2="13.683cm" draw:start-shape="id2" draw:start-glue-point="5" svg:d="M6680 13680l-1720 3" svg:viewBox="0 0 1721 4">
          <text:p/>
        </draw:connector>
        <draw:connector draw:style-name="gr9" draw:text-style-name="P4" draw:layer="layout" draw:type="line" svg:x1="5.022cm" svg:y1="7.756cm" svg:x2="5.022cm" svg:y2="8.391cm" draw:start-shape="id4" draw:start-glue-point="6" draw:end-shape="id5" draw:end-glue-point="5" svg:d="M5022 7756v635" svg:viewBox="0 0 1 636">
          <text:p/>
        </draw:connector>
        <draw:connector draw:style-name="gr9" draw:text-style-name="P4" draw:layer="layout" draw:type="line" svg:x1="5.022cm" svg:y1="9.737cm" svg:x2="5.013cm" svg:y2="10.525cm" draw:start-shape="id5" draw:start-glue-point="8" draw:end-shape="id1" draw:end-glue-point="4" svg:d="M5022 9737l-9 788" svg:viewBox="0 0 10 789">
          <text:p/>
        </draw:connector>
        <draw:connector draw:style-name="gr10" draw:text-style-name="P4" draw:layer="layout" svg:x1="10.896cm" svg:y1="13.68cm" svg:x2="12.315cm" svg:y2="14.653cm" draw:start-shape="id2" draw:start-glue-point="7" draw:end-shape="id6" draw:end-glue-point="4" svg:d="M10896 13680h1419v973" svg:viewBox="0 0 1420 974">
          <text:p/>
        </draw:connector>
        <draw:connector draw:style-name="gr11" draw:text-style-name="P4" draw:layer="layout" svg:x1="14.423cm" svg:y1="15.586cm" svg:x2="16.037cm" svg:y2="17.51cm" draw:start-shape="id6" draw:start-glue-point="7" draw:end-shape="id7" draw:end-glue-point="4" svg:d="M14423 15586h1614v1924" svg:viewBox="0 0 1615 1925">
          <text:p/>
        </draw:connector>
        <draw:connector draw:style-name="gr12" draw:text-style-name="P4" draw:layer="layout" svg:x1="10.207cm" svg:y1="15.586cm" svg:x2="8.937cm" svg:y2="17.51cm" draw:start-shape="id6" draw:start-glue-point="5" draw:end-shape="id8" draw:end-glue-point="5" svg:d="M10207 15586h-1270v1924" svg:viewBox="0 0 1271 1925">
          <text:p/>
        </draw:connector>
        <draw:frame draw:style-name="gr7" draw:layer="layout" svg:width="1.269cm" svg:height="0.317cm" svg:x="14.336cm" svg:y="14.97cm">
          <draw:text-box>
            <text:p>нет</text:p>
          </draw:text-box>
        </draw:frame>
        <draw:connector draw:style-name="gr9" draw:text-style-name="P4" xml:id="id9" draw:id="id9" draw:layer="layout" draw:type="line" svg:x1="16.037cm" svg:y1="18.221cm" svg:x2="16.056cm" svg:y2="20.698cm" draw:start-shape="id7" draw:start-glue-point="6" svg:d="M16037 18221l19 2477" svg:viewBox="0 0 20 2478">
          <text:p/>
        </draw:connector>
        <draw:connector draw:style-name="gr13" draw:text-style-name="P4" draw:layer="layout" draw:type="line" svg:x1="16.056cm" svg:y1="20.698cm" svg:x2="5.018cm" svg:y2="20.685cm" draw:start-shape="id9" draw:start-glue-point="3" svg:d="M16056 20698l-11038-13" svg:viewBox="0 0 11039 14">
          <text:p/>
        </draw:connector>
        <draw:connector draw:style-name="gr14" draw:text-style-name="P4" draw:layer="layout" draw:type="line" svg:x1="8.937cm" svg:y1="18.856cm" svg:x2="8.923cm" svg:y2="20.698cm" draw:start-shape="id8" draw:start-glue-point="8" svg:d="M8937 18856l-14 1842" svg:viewBox="0 0 15 18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9T21:47:15.651000000</dc:date>
    <meta:editing-duration>PT6H2M57S</meta:editing-duration>
    <meta:editing-cycles>50</meta:editing-cycles>
    <meta:document-statistic meta:object-count="25"/>
  </office:meta>
</office:document-meta>
</file>